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09.699996948242pt" officeooo:rsid="007e9e69" officeooo:paragraph-rsid="007e9e69" style:font-size-asian="96pt" style:font-size-complex="109.69999694824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25.1000003814697pt" officeooo:rsid="00152ae7" officeooo:paragraph-rsid="00152ae7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/>
      <style:text-properties fo:font-size="25.1000003814697pt" officeooo:rsid="00152ae7" officeooo:paragraph-rsid="001b023d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/>
      <style:text-properties fo:font-size="25.1000003814697pt" officeooo:rsid="00152ae7" officeooo:paragraph-rsid="003bc247" style:font-size-asian="22pt" style:font-size-complex="25.1000003814697pt"/>
    </style:style>
    <style:style style:name="P11" style:family="paragraph" style:parent-style-name="Standard">
      <style:paragraph-properties fo:text-align="start" style:justify-single-word="false"/>
      <style:text-properties fo:font-size="25.1000003814697pt" officeooo:rsid="002df389" officeooo:paragraph-rsid="002df389" style:font-size-asian="22pt" style:font-size-complex="25.1000003814697pt"/>
    </style:style>
    <style:style style:name="P12" style:family="paragraph" style:parent-style-name="Standard">
      <style:paragraph-properties fo:text-align="start" style:justify-single-word="false"/>
      <style:text-properties fo:font-size="25.1000003814697pt" officeooo:rsid="002df389" officeooo:paragraph-rsid="0033aef9" style:font-size-asian="22pt" style:font-size-complex="25.1000003814697pt"/>
    </style:style>
    <style:style style:name="P13" style:family="paragraph" style:parent-style-name="Standard">
      <style:paragraph-properties fo:text-align="start" style:justify-single-word="false"/>
      <style:text-properties fo:font-size="25.1000003814697pt" officeooo:rsid="002df389" officeooo:paragraph-rsid="003526f2" style:font-size-asian="22pt" style:font-size-complex="25.1000003814697pt"/>
    </style:style>
    <style:style style:name="P14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5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133c83" officeooo:paragraph-rsid="003668df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152ae7" officeooo:paragraph-rsid="003bc247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152ae7" officeooo:paragraph-rsid="0016f032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152ae7" officeooo:paragraph-rsid="001ff39a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237df6" officeooo:paragraph-rsid="00237df6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2df389" officeooo:paragraph-rsid="0033aef9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34aade" officeooo:paragraph-rsid="0034aade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12be5c" officeooo:paragraph-rsid="0012be5c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7e9e69" officeooo:paragraph-rsid="007e9e69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3668df" officeooo:paragraph-rsid="00133c83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7ec37a" officeooo:paragraph-rsid="007ec37a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176654" officeooo:paragraph-rsid="003d1134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1ff39a" officeooo:paragraph-rsid="001b023d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7ef68b" officeooo:paragraph-rsid="007ef68b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13.6999998092651pt" officeooo:rsid="007f3104" officeooo:paragraph-rsid="007f3104" style:font-size-asian="12pt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fo:font-size="13.6999998092651pt" officeooo:rsid="0080bf95" officeooo:paragraph-rsid="0080bf95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43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fo:font-size="14pt" officeooo:rsid="007ef68b" officeooo:paragraph-rsid="007ef68b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80bf95" style:font-name-asian="IPA明朝" style:font-size-asian="12pt" style:font-size-complex="13.6999998092651pt"/>
    </style:style>
    <style:style style:name="P46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47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48" style:family="paragraph" style:parent-style-name="Standard">
      <style:paragraph-properties fo:text-align="start" style:justify-single-word="false"/>
      <style:text-properties fo:font-size="24pt" officeooo:rsid="006aaeb0" officeooo:paragraph-rsid="000f74de" style:font-size-asian="24pt" style:font-size-complex="24pt"/>
    </style:style>
    <style:style style:name="P49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50" style:family="paragraph" style:parent-style-name="Standard" style:list-style-name="L1">
      <style:paragraph-properties fo:text-align="start" style:justify-single-word="false"/>
      <style:text-properties fo:font-size="24pt" officeooo:rsid="007e9e69" officeooo:paragraph-rsid="007e9e69" style:font-size-asian="24pt" style:font-size-complex="24pt"/>
    </style:style>
    <style:style style:name="P51" style:family="paragraph" style:parent-style-name="Standard" style:list-style-name="L1">
      <style:paragraph-properties fo:text-align="start" style:justify-single-word="false"/>
      <style:text-properties fo:font-size="24pt" officeooo:rsid="008119b5" officeooo:paragraph-rsid="008119b5" style:font-size-asian="24pt" style:font-size-complex="24pt"/>
    </style:style>
    <style:style style:name="P52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80bf95" style:font-name-asian="IPA明朝" style:font-size-asian="12pt" style:font-size-complex="13.6999998092651pt"/>
    </style:style>
    <style:style style:name="P53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8119b5" style:font-name-asian="IPA明朝" style:font-size-asian="12pt" style:font-size-complex="13.6999998092651pt"/>
    </style:style>
    <style:style style:name="P54" style:family="paragraph" style:parent-style-name="Standard">
      <style:paragraph-properties fo:text-align="start" style:justify-single-word="false"/>
      <style:text-properties style:font-name="IPA明朝" fo:font-size="13.6999998092651pt" officeooo:rsid="008119b5" officeooo:paragraph-rsid="008119b5" style:font-name-asian="IPA明朝" style:font-size-asian="12pt" style:font-size-complex="13.6999998092651pt"/>
    </style:style>
    <style:style style:name="P55" style:family="paragraph" style:parent-style-name="Standard">
      <style:paragraph-properties fo:text-align="start" style:justify-single-word="false"/>
      <style:text-properties style:font-name="IPA明朝" fo:font-size="13.6999998092651pt" officeooo:rsid="0082b331" officeooo:paragraph-rsid="0082b331" style:font-name-asian="IPA明朝" style:font-size-asian="12pt" style:font-size-complex="13.6999998092651pt"/>
    </style:style>
    <style:style style:name="P56" style:family="paragraph" style:parent-style-name="Standard">
      <style:paragraph-properties fo:text-align="start" style:justify-single-word="false"/>
      <style:text-properties style:font-name="IPA明朝" fo:font-size="13.6999998092651pt" officeooo:rsid="0084756d" officeooo:paragraph-rsid="0084756d" style:font-name-asian="IPA明朝" style:font-size-asian="12pt" style:font-size-complex="13.6999998092651pt"/>
    </style:style>
    <style:style style:name="P57" style:family="paragraph" style:parent-style-name="Standard">
      <style:paragraph-properties fo:text-align="start" style:justify-single-word="false"/>
      <style:text-properties style:font-name="IPA明朝" fo:font-size="13.6999998092651pt" officeooo:rsid="0085f71a" officeooo:paragraph-rsid="0085f71a" style:font-name-asian="IPA明朝" style:font-size-asian="12pt" style:font-size-complex="13.6999998092651pt"/>
    </style:style>
    <style:style style:name="P58" style:family="paragraph" style:parent-style-name="Standard">
      <style:paragraph-properties fo:text-align="start" style:justify-single-word="false"/>
      <style:text-properties style:font-name="IPA明朝" fo:font-size="25.1000003814697pt" officeooo:rsid="002df389" officeooo:paragraph-rsid="008119b5" style:font-name-asian="IPA明朝" style:font-size-asian="22pt" style:font-size-complex="25.1000003814697pt"/>
    </style:style>
    <style:style style:name="P59" style:family="paragraph" style:parent-style-name="Standard">
      <style:paragraph-properties fo:text-align="start" style:justify-single-word="false"/>
      <style:text-properties fo:font-size="13.6999998092651pt" officeooo:rsid="007ec37a" officeooo:paragraph-rsid="007ec37a" style:font-size-asian="12pt" style:font-size-complex="13.6999998092651pt"/>
    </style:style>
    <style:style style:name="T1" style:family="text">
      <style:text-properties fo:font-size="24pt" officeooo:rsid="007f3104" style:font-size-asian="24pt" style:font-size-complex="24pt"/>
    </style:style>
    <style:style style:name="T2" style:family="text">
      <style:text-properties officeooo:rsid="003bc247"/>
    </style:style>
    <style:style style:name="T3" style:family="text">
      <style:text-properties officeooo:rsid="007e9e69"/>
    </style:style>
    <style:style style:name="T4" style:family="text">
      <style:text-properties officeooo:rsid="007ec37a"/>
    </style:style>
    <style:style style:name="T5" style:family="text">
      <style:text-properties officeooo:rsid="007ef68b"/>
    </style:style>
    <style:style style:name="T6" style:family="text">
      <style:text-properties officeooo:rsid="007f3104"/>
    </style:style>
    <style:style style:name="T7" style:family="text">
      <style:text-properties officeooo:rsid="0080bf95"/>
    </style:style>
    <style:style style:name="T8" style:family="text">
      <style:text-properties officeooo:rsid="008119b5"/>
    </style:style>
    <style:style style:name="T9" style:family="text">
      <style:text-properties officeooo:rsid="0082b331"/>
    </style:style>
    <style:style style:name="T10" style:family="text">
      <style:text-properties officeooo:rsid="0084756d"/>
    </style:style>
    <style:style style:name="T11" style:family="text">
      <style:text-properties officeooo:rsid="0085f71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Javascript</text:p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2"><text:soft-page-break/>もくじ</text:p>
      <text:p text:style-name="P4"/>
      <text:list xml:id="list2750142516" text:style-name="L1">
        <text:list-item>
          <text:p text:style-name="P49">基本構文</text:p>
        </text:list-item>
        <text:list-item>
          <text:p text:style-name="P50">コメント</text:p>
        </text:list-item>
        <text:list-item>
          <text:p text:style-name="P49">定数</text:p>
        </text:list-item>
        <text:list-item>
          <text:p text:style-name="P49">変数</text:p>
        </text:list-item>
        <text:list-item>
          <text:p text:style-name="P49">出力</text:p>
        </text:list-item>
        <text:list-item>
          <text:p text:style-name="P49">算術</text:p>
        </text:list-item>
        <text:list-item>
          <text:p text:style-name="P49">比較</text:p>
        </text:list-item>
        <text:list-item>
          <text:p text:style-name="P49">複合代入演算子</text:p>
        </text:list-item>
        <text:list-item>
          <text:p text:style-name="P50">if文</text:p>
        </text:list-item>
        <text:list-item>
          <text:p text:style-name="P50">switch文</text:p>
        </text:list-item>
        <text:list-item>
          <text:p text:style-name="P50">for文</text:p>
        </text:list-item>
        <text:list-item>
          <text:p text:style-name="P50">while文</text:p>
        </text:list-item>
        <text:list-item>
          <text:p text:style-name="P50">continue文</text:p>
        </text:list-item>
        <text:list-item>
          <text:p text:style-name="P49">関数</text:p>
        </text:list-item>
        <text:list-item>
          <text:p text:style-name="P49">アロー関数</text:p>
        </text:list-item>
        <text:list-item>
          <text:p text:style-name="P51">DOM</text:p>
        </text:list-item>
      </text:list>
      <text:p text:style-name="P48"/>
      <text:p text:style-name="P48"/>
      <text:p text:style-name="P48"/>
      <text:p text:style-name="P48"><text:soft-page-break/></text:p>
      <text:p text:style-name="P46">1.基本構文</text:p>
      <text:p text:style-name="P47"/>
      <text:p text:style-name="P34">&lt;!DOCTYPE html&gt;</text:p>
      <text:p text:style-name="P34">&lt;html&gt;</text:p>
      <text:p text:style-name="P34">&lt;head&gt;</text:p>
      <text:p text:style-name="P34"><text:tab/>&lt;meta charset=”UTF-8&gt;<text:tab/><text:tab/><text:tab/>&lt;!-- フォントの指定 --&gt;</text:p>
      <text:p text:style-name="P34"><text:tab/>&lt;title&gt;タイトル&lt;/title&gt;<text:tab/><text:tab/><text:tab/>&lt;!-- HPのタイトル --&gt;</text:p>
      <text:p text:style-name="P33"><text:tab/><text:span text:style-name="T3">&lt;link rel=”stylesheet” href=”style.css”/&gt;<text:tab/>&lt;!-- cssファイルの指定 --&gt;</text:span></text:p>
      <text:p text:style-name="P33"><text:tab/><text:span text:style-name="T3">&lt;script src=”main.js” defer&gt;&lt;/script&gt;<text:tab/><text:tab/>&lt;!-- javascriptファイルの指定 --&gt;</text:span></text:p>
      <text:p text:style-name="P34">&lt;/head&gt;</text:p>
      <text:p text:style-name="P34">&lt;body&gt;</text:p>
      <text:p text:style-name="P34">&lt;/bocy&gt;</text:p>
      <text:p text:style-name="P34">&lt;/html&gt;</text:p>
      <text:p text:style-name="P34"/>
      <text:p text:style-name="P34">※deferは、htmlファイルを読み込み後、最後にjavascriptを実行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5">2.コメント</text:p>
      <text:p text:style-name="P5"/>
      <text:p text:style-name="P35"/>
      <text:p text:style-name="P18">// :一行コメント</text:p>
      <text:p text:style-name="P18"/>
      <text:p text:style-name="P18">/* */ :複数行コメント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><text:soft-page-break/>3.定数</text:p>
      <text:p text:style-name="P16"/>
      <text:p text:style-name="P34">const a = 10;</text:p>
      <text:p text:style-name="P34">console.log(a);</text:p>
      <text:p text:style-name="P34"/>
      <text:p text:style-name="P34">&gt;&gt; 10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><text:soft-page-break/>4.変数</text:p>
      <text:p text:style-name="P16"/>
      <text:p text:style-name="P36">let b = 10;</text:p>
      <text:p text:style-name="P36">b = 20;</text:p>
      <text:p text:style-name="P36">console.log(b);</text:p>
      <text:p text:style-name="P36"/>
      <text:p text:style-name="P36">&gt;&gt; 20</text:p>
      <text:p text:style-name="P36"/>
      <text:p text:style-name="P36">※<text:span text:style-name="T8">varも変数として使えるが、ブロックスコープがはたらかないので、let推奨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7">5.出力</text:p>
      <text:p text:style-name="P19"/>
      <text:p text:style-name="P36">console.log(“hello);<text:tab/><text:tab/><text:tab/>// ブラウザのコンソールに出力</text:p>
      <text:p text:style-name="P36"/>
      <text:p text:style-name="P36">arlert(“hello”);<text:tab/><text:tab/><text:tab/><text:tab/>// ブラウザのアラートに出力</text:p>
      <text:p text:style-name="P3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3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8"><text:span text:style-name="T2">6</text:span>.算術</text:p>
      <text:p text:style-name="P20"/>
      <text:p text:style-name="P36">console.log(1 + 2);<text:tab/><text:tab/><text:tab/>// 足し算</text:p>
      <text:p text:style-name="P36">&gt;&gt; 3</text:p>
      <text:p text:style-name="P36"/>
      <text:p text:style-name="P36">console.log(3 – 2);<text:tab/><text:tab/><text:tab/>// 引き算</text:p>
      <text:p text:style-name="P36">&gt;&gt; 1</text:p>
      <text:p text:style-name="P36"/>
      <text:p text:style-name="P36">console.log(2 * 2);<text:tab/><text:tab/><text:tab/>// 掛け算</text:p>
      <text:p text:style-name="P36">&gt;&gt; 4</text:p>
      <text:p text:style-name="P36"/>
      <text:p text:style-name="P36">cosole.log(6 / 3);<text:tab/><text:tab/><text:tab/>// 割り算</text:p>
      <text:p text:style-name="P36">&gt;&gt; 2</text:p>
      <text:p text:style-name="P36"/>
      <text:p text:style-name="P36">console.log(8 % 3);<text:tab/><text:tab/>// 割り算の余り</text:p>
      <text:p text:style-name="P36">&gt;&gt; 2</text:p>
      <text:p text:style-name="P36"/>
      <text:p text:style-name="P36">console.log(2 ** 3);<text:tab/><text:tab/>// べき乗</text:p>
      <text:p text:style-name="P36">&gt;&gt; 8</text:p>
      <text:p text:style-name="P36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10"><text:span text:style-name="T2">7</text:span>.比較</text:p>
      <text:p text:style-name="P22"/>
      <text:p text:style-name="P37">値１<text:span text:style-name="T4">== 値２;<text:tab/><text:tab/><text:tab/>// 値１と値２が等しいかどうか</text:span></text:p>
      <text:p text:style-name="P37"/>
      <text:p text:style-name="P37">値１ <text:span text:style-name="T4">=== 値２;<text:tab/><text:tab/>// 値１と値２が等しく、型も同じかどうか</text:span></text:p>
      <text:p text:style-name="P37"/>
      <text:p text:style-name="P36">値１ != 値２;<text:tab/><text:tab/><text:tab/>// 値１と値２が等しくないかどうか</text:p>
      <text:p text:style-name="P36"/>
      <text:p text:style-name="P36">値１ !== 値２;<text:tab/><text:tab/>// 値１と値２が等しくない、また、型が異なるかどうか</text:p>
      <text:p text:style-name="P36"/>
      <text:p text:style-name="P36">値１ &lt; 値２;<text:tab/><text:tab/><text:tab/>// 値１が値２より小さいかどうか</text:p>
      <text:p text:style-name="P36"/>
      <text:p text:style-name="P36">値１ &lt;= 値２;<text:tab/><text:tab/>// 値１が値２以下かどうか</text:p>
      <text:p text:style-name="P36"/>
      <text:p text:style-name="P36">値１ &gt; 値２;<text:tab/><text:tab/><text:tab/>// 値１が値２より大きいかどうか</text:p>
      <text:p text:style-name="P36"/>
      <text:p text:style-name="P36">値１ &gt;= 値２;<text:tab/><text:tab/>// 値１が値２以上かどうか</text:p>
      <text:p text:style-name="P36"/>
      <text:p text:style-name="P36"/>
      <text:p text:style-name="P36">※ == と === の違いについて</text:p>
      <text:p text:style-name="P36"/>
      <text:p text:style-name="P36">10 == “10”<text:tab/><text:tab/>結果:True（型を調べないので同じ数値と判断する)</text:p>
      <text:p text:style-name="P36">10 === “10”<text:tab/><text:tab/>結果;False（型を調べて、違う方と判断する）</text:p>
      <text:p text:style-name="P36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8"><text:span text:style-name="T2">8</text:span>.複合代入演算子</text:p>
      <text:p text:style-name="P20"/>
      <text:p text:style-name="P44">x = y;<text:tab/><text:tab/><text:tab/>// x = y</text:p>
      <text:p text:style-name="P44"/>
      <text:p text:style-name="P44">x += y;<text:tab/><text:tab/>// x = x + y</text:p>
      <text:p text:style-name="P44"/>
      <text:p text:style-name="P44">x -= y;<text:tab/><text:tab/>// x = x – y</text:p>
      <text:p text:style-name="P44"/>
      <text:p text:style-name="P44">x *= y;<text:tab/><text:tab/>// x = x * y</text:p>
      <text:p text:style-name="P44"/>
      <text:p text:style-name="P44">x **= y;<text:tab/><text:tab/>// x = x ** y</text:p>
      <text:p text:style-name="P44"/>
      <text:p text:style-name="P44">x /= y;<text:tab/><text:tab/>// x = x / y</text:p>
      <text:p text:style-name="P44"/>
      <text:p text:style-name="P44">x %=y;<text:tab/><text:tab/>// x = x % y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9"><text:soft-page-break/><text:span text:style-name="T2">9</text:span>.<text:span text:style-name="T5">if文</text:span></text:p>
      <text:p text:style-name="P21"/>
      <text:p text:style-name="P39">if (a = 1) {<text:tab/><text:tab/><text:tab/><text:tab/><text:tab/><text:tab/><text:tab/>// if (条件１) {</text:p>
      <text:p text:style-name="P39"><text:tab/>console.log(“hello”);<text:tab/><text:tab/><text:tab/><text:tab/>//<text:tab/>処理１;</text:p>
      <text:p text:style-name="P39">}<text:tab/><text:tab/><text:tab/><text:tab/><text:tab/><text:tab/><text:tab/><text:tab/>// }</text:p>
      <text:p text:style-name="P39">else if (a == 2) {<text:tab/><text:tab/><text:tab/><text:tab/><text:tab/><text:tab/>// else if (条件２) {</text:p>
      <text:p text:style-name="P39"><text:tab/>console.log(“こんにちは”);<text:tab/><text:tab/><text:tab/>//<text:tab/>処理２;</text:p>
      <text:p text:style-name="P39">}<text:tab/><text:tab/><text:tab/><text:tab/><text:tab/><text:tab/><text:tab/><text:tab/>// }</text:p>
      <text:p text:style-name="P39">else {<text:tab/><text:tab/><text:tab/><text:tab/><text:tab/><text:tab/><text:tab/><text:tab/>// else {</text:p>
      <text:p text:style-name="P39"><text:tab/>console.log(“aの数値が正しくないです”);<text:tab/>// <text:tab/>処理3;</text:p>
      <text:p text:style-name="P39">}<text:tab/><text:tab/><text:tab/><text:tab/><text:tab/><text:tab/><text:tab/><text:tab/>// }<text:tab/><text:tab/><text:tab/></text:p>
      <text:p text:style-name="P38"/>
      <text:p text:style-name="P24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4"><text:soft-page-break/><text:span text:style-name="T2">10</text:span>.<text:span text:style-name="T5">switch文</text:span></text:p>
      <text:p text:style-name="P26"/>
      <text:p text:style-name="P39">let abcd = “りんご”;<text:tab/><text:tab/><text:tab/><text:tab/><text:tab/>// 変数、または、定数にswitch文で</text:p>
      <text:p text:style-name="P39"><text:tab/><text:tab/><text:tab/><text:tab/><text:tab/><text:tab/><text:tab/><text:tab/>// 分岐に使うキーを代入</text:p>
      <text:p text:style-name="P39">switch (abcd) {<text:tab/><text:tab/><text:tab/><text:tab/><text:tab/><text:tab/>// switch (式) {</text:p>
      <text:p text:style-name="P39"><text:tab/>case “りんご”:<text:tab/><text:tab/><text:tab/><text:tab/><text:tab/>// case 値１:</text:p>
      <text:p text:style-name="P39"><text:tab/><text:tab/>console.log(“これはりんごです”);<text:tab/>// 処理１</text:p>
      <text:p text:style-name="P39"><text:tab/><text:tab/>break;<text:tab/><text:tab/><text:tab/><text:tab/><text:tab/><text:tab/>// breakで処理を終了</text:p>
      <text:p text:style-name="P39"><text:tab/>case “いちご”:<text:tab/><text:tab/><text:tab/><text:tab/><text:tab/>// case 値２:</text:p>
      <text:p text:style-name="P39"><text:tab/><text:tab/>console.log(“これはいちごです”);<text:tab/>// 処理２</text:p>
      <text:p text:style-name="P39"><text:tab/><text:tab/>break;<text:tab/><text:tab/><text:tab/><text:tab/><text:tab/><text:tab/>// breakで処理を終了</text:p>
      <text:p text:style-name="P39"><text:tab/>default:<text:tab/><text:tab/><text:tab/><text:tab/><text:tab/><text:tab/>// どのcaseを満たさなかった場合</text:p>
      <text:p text:style-name="P39"><text:tab/><text:tab/>console.log(“他の果物です”);<text:tab/><text:tab/>// 処理３</text:p>
      <text:p text:style-name="P39"><text:tab/><text:tab/>break;<text:tab/><text:tab/><text:tab/><text:tab/><text:tab/><text:tab/>// breakで処理を終了</text:p>
      <text:p text:style-name="P39">}<text:tab/><text:tab/><text:tab/><text:tab/><text:tab/><text:tab/><text:tab/><text:tab/>// }</text:p>
      <text:p text:style-name="P39"><text:tab/><text:tab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1"><text:soft-page-break/>1<text:span text:style-name="T2">1</text:span>.<text:span text:style-name="T6">for文</text:span></text:p>
      <text:p text:style-name="P28"/>
      <text:p text:style-name="P40">for (let i = 0; i &lt; 10; i++) {<text:tab/>// for (初期化処理; 反復の条件; 反復の終わりの処理) {</text:p>
      <text:p text:style-name="P40"><text:tab/>console.log(i);<text:tab/><text:tab/>// <text:tab/>反復処理;</text:p>
      <text:p text:style-name="P40">}<text:tab/><text:tab/><text:tab/><text:tab/><text:tab/>// }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1"><text:soft-page-break/>1<text:span text:style-name="T2">2</text:span>.<text:span text:style-name="T1">while文</text:span></text:p>
      <text:p text:style-name="P28"/>
      <text:p text:style-name="P40">let abc = 0;<text:tab/><text:tab/><text:tab/><text:tab/>// 初期化処理</text:p>
      <text:p text:style-name="P40">while (abc &lt; 10) {<text:tab/><text:tab/><text:tab/>// while (反復の条件) {</text:p>
      <text:p text:style-name="P40"><text:tab/>console.log(abc);<text:tab/><text:tab/>// <text:tab/>反復処理;</text:p>
      <text:p text:style-name="P40"><text:tab/>abc += 1;<text:tab/><text:tab/><text:tab/>//<text:tab/>反復の終わりの処理;</text:p>
      <text:p text:style-name="P40">}<text:tab/><text:tab/><text:tab/><text:tab/><text:tab/>// }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1<text:span text:style-name="T2">3.continue文</text:span></text:p>
      <text:p text:style-name="P29"/>
      <text:p text:style-name="P40">for (let i = 0; i &lt; 10; i++) {<text:tab/><text:tab/>// for文</text:p>
      <text:p text:style-name="P40"><text:tab/>if (I % 2) {<text:tab/><text:tab/><text:tab/><text:tab/>// もし偶数なら</text:p>
      <text:p text:style-name="P40"><text:tab/><text:tab/>continue;<text:tab/><text:tab/><text:tab/>// 処理を終了しfor文の次のしょりに移る</text:p>
      <text:p text:style-name="P40"><text:tab/>}<text:tab/><text:tab/><text:tab/><text:tab/><text:tab/></text:p>
      <text:p text:style-name="P40"><text:tab/>console.log(i);<text:tab/><text:tab/><text:tab/>// 奇数を表示</text:p>
      <text:p text:style-name="P40">}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2"><text:soft-page-break/>1<text:span text:style-name="T2">4.関数</text:span></text:p>
      <text:p text:style-name="P29"/>
      <text:p text:style-name="P40">function kansuu1(a) {<text:tab/><text:tab/>// fanction 関数名 (引数名) {</text:p>
      <text:p text:style-name="P40"><text:tab/>const abc = a + 2;<text:tab/><text:tab/>// <text:tab/>処理;</text:p>
      <text:p text:style-name="P40"><text:tab/>return abc;<text:tab/><text:tab/><text:tab/>//<text:tab/>return 処理の実行結果;</text:p>
      <text:p text:style-name="P40">}</text:p>
      <text:p text:style-name="P40"/>
      <text:p text:style-name="P40">cosole.log(kansuu1(3));<text:tab/><text:tab/>// 関数を呼び出し実行する</text:p>
      <text:p text:style-name="P40">&gt;&gt; 5</text:p>
      <text:p text:style-name="P40"/>
      <text:p text:style-name="P40"/>
      <text:p text:style-name="P40">function kansuu2(a = 1, b = 2, c = 3) {<text:tab/><text:tab/>// 引数に初期値を設定する</text:p>
      <text:p text:style-name="P40"><text:tab/><text:span text:style-name="T7">return a + b + c;</text:span></text:p>
      <text:p text:style-name="P41">}</text:p>
      <text:p text:style-name="P41"/>
      <text:p text:style-name="P41">console.log(kansuu2());</text:p>
      <text:p text:style-name="P41">&gt;&gt; 6</text:p>
      <text:p text:style-name="P41"/>
      <text:p text:style-name="P41"/>
      <text:p text:style-name="P41">function kansuu3(...a) {<text:tab/><text:tab/><text:tab/>// 引数の数が決まっていない時の関数の定義</text:p>
      <text:p text:style-name="P41"><text:tab/>let b = 0;</text:p>
      <text:p text:style-name="P41"><text:tab/>for (const c of a) {</text:p>
      <text:p text:style-name="P41"><text:tab/><text:tab/>b += c;</text:p>
      <text:p text:style-name="P41"><text:tab/>}</text:p>
      <text:p text:style-name="P41"><text:tab/>return b;</text:p>
      <text:p text:style-name="P41">}</text:p>
      <text:p text:style-name="P41"/>
      <text:p text:style-name="P41">console.log(kansuu3(1, 2, 4));</text:p>
      <text:p text:style-name="P41">&gt;&gt; 7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3"><text:soft-page-break/>1<text:span text:style-name="T2">5.アロー関数</text:span></text:p>
      <text:p text:style-name="P32"/>
      <text:p text:style-name="P45">const kansuu4 = (a, b, c) =&gt; {<text:tab/>// 関数を簡略化するアロー関数で定義する</text:p>
      <text:p text:style-name="P45"><text:tab/>const d = a + b + c;</text:p>
      <text:p text:style-name="P45"><text:tab/>return d;</text:p>
      <text:p text:style-name="P45">}</text:p>
      <text:p text:style-name="P45"/>
      <text:p text:style-name="P45">console.log(kansuu4(1, 3, 6));</text:p>
      <text:p text:style-name="P45">&gt;&gt; 10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58"><text:soft-page-break/>1<text:span text:style-name="T2">5.DOM(Document Object Model)</text:span></text:p>
      <text:p text:style-name="P53"/>
      <text:p text:style-name="P53">・サンプル<text:span text:style-name="T8">HTML</text:span></text:p>
      <text:p text:style-name="P53"/>
      <text:p text:style-name="P54">&lt;body&gt;</text:p>
      <text:p text:style-name="P54"><text:tab/>&lt;div id=”foo”&gt;ふー&lt;/div&gt;</text:p>
      <text:p text:style-name="P54"/>
      <text:p text:style-name="P54"><text:tab/>&lt;ul id=”list”&gt;</text:p>
      <text:p text:style-name="P54"><text:tab/><text:tab/>&lt;li class=”item”&gt;リスト１&lt;/li&gt;</text:p>
      <text:p text:style-name="P54"><text:tab/><text:tab/>&lt;li class=”item”&gt;リスト２&lt;/li&gt;</text:p>
      <text:p text:style-name="P54"><text:tab/><text:tab/>&lt;li class=”item”&gt;リスト３&lt;/li&gt;</text:p>
      <text:p text:style-name="P54"><text:tab/>&lt;/ul&gt;</text:p>
      <text:p text:style-name="P54"/>
      <text:p text:style-name="P54"><text:tab/>&lt;div class=”box”&gt;１つめのボックス&lt;/div&gt;</text:p>
      <text:p text:style-name="P54"><text:tab/>&lt;div class=”box”&gt;２つめのボックス&lt;/div&gt;</text:p>
      <text:p text:style-name="P54"><text:tab/>&lt;div class=”box”&gt;３つめのボックス&lt;/div&gt;</text:p>
      <text:p text:style-name="P54"/>
      <text:p text:style-name="P54"><text:tab/>&lt;div id=”log”&gt;&lt;/div&gt;</text:p>
      <text:p text:style-name="P54"/>
      <text:p text:style-name="P54"><text:tab/>&lt;div id=”foo2”&gt;こんばんは&lt;/div&gt;</text:p>
      <text:p text:style-name="P54"/>
      <text:p text:style-name="P54">&lt;/body&gt;</text:p>
      <text:p text:style-name="P53"/>
      <text:p text:style-name="P53"/>
      <text:p text:style-name="P53">・セレクター名で<text:span text:style-name="T8">HTMLの要素を取得</text:span></text:p>
      <text:p text:style-name="P54"><text:span text:style-name="T9">let foo = </text:span>document.querySelector(‘#foo’); <text:tab/>// <text:span text:style-name="T9">id : #id名</text:span></text:p>
      <text:p text:style-name="P55">console.log(foo.innerHTML);<text:tab/><text:tab/><text:tab/><text:tab/>// class : .クラス名</text:p>
      <text:p text:style-name="P55"/>
      <text:p text:style-name="P56">&gt;&gt;ふー</text:p>
      <text:p text:style-name="P56"/>
      <text:p text:style-name="P56">let list000 = document.querySelector(‘.list, .item;nth-child(2)’);</text:p>
      <text:p text:style-name="P56">console.log(list000.innerHTML);</text:p>
      <text:p text:style-name="P56"/>
      <text:p text:style-name="P56">&gt;&gt;リスト２</text:p>
      <text:p text:style-name="P56"/>
      <text:p text:style-name="P56">const logElement = document.querySelector(“#log”);</text:p>
      <text:p text:style-name="P56">logElement.innerHTML = ‘こんにちは’</text:p>
      <text:p text:style-name="P56"/>
      <text:p text:style-name="P56">HTML上に、こんにちは　を表示</text:p>
      <text:p text:style-name="P56"/>
      <text:p text:style-name="P56"/>
      <text:p text:style-name="P55"/>
      <text:p text:style-name="P55"/>
      <text:p text:style-name="P55"><text:soft-page-break/>・<text:span text:style-name="T10">ID名でHTMLの要素を取得</text:span></text:p>
      <text:p text:style-name="P56">let foo2 = document.getElementByID(‘foo2);</text:p>
      <text:p text:style-name="P56">console.log(foo2.innerHTML)</text:p>
      <text:p text:style-name="P56"/>
      <text:p text:style-name="P56">&gt;&gt;こんばんは</text:p>
      <text:p text:style-name="P56"/>
      <text:p text:style-name="P56"/>
      <text:p text:style-name="P56"/>
      <text:p text:style-name="P56">・セレクター名で要素をまとめて取得する</text:p>
      <text:p text:style-name="P56">let abc = document.querySelectorAll(‘.box’);</text:p>
      <text:p text:style-name="P56">for ( let i=0; i&lt;abc.length; i++) {<text:tab/><text:tab/><text:tab/>// .length: 配列の長さ</text:p>
      <text:p text:style-name="P56"><text:tab/>console.log(abc[i].innerHTML);</text:p>
      <text:p text:style-name="P56">}</text:p>
      <text:p text:style-name="P56"/>
      <text:p text:style-name="P56">&gt;&gt;１つめのボックス</text:p>
      <text:p text:style-name="P56">&gt;&gt;２つめのボックス</text:p>
      <text:p text:style-name="P56">&gt;&gt;３つめのボックス</text:p>
      <text:p text:style-name="P56"/>
      <text:p text:style-name="P56"/>
      <text:p text:style-name="P56"/>
      <text:p text:style-name="P56">・クラス名で要素をまとめて取得する</text:p>
      <text:p text:style-name="P56">let ddd = document.getElementByClassName(‘box’);</text:p>
      <text:p text:style-name="P56">for (let i=0; i&lt;ddd.length; i++) {</text:p>
      <text:p text:style-name="P56"><text:tab/>console.log(ddd[i].innerHTML);</text:p>
      <text:p text:style-name="P56">}</text:p>
      <text:p text:style-name="P56"/>
      <text:p text:style-name="P56">&gt;&gt;１つめのボックス</text:p>
      <text:p text:style-name="P56">&gt;&gt;２つめのボックス</text:p>
      <text:p text:style-name="P56">&gt;&gt;３つめのボックス</text:p>
      <text:p text:style-name="P56"/>
      <text:p text:style-name="P56"/>
      <text:p text:style-name="P56">・innerHTMLの使い方</text:p>
      <text:p text:style-name="P56">オブジェクト名.innerHTML = “文字列”;<text:tab/></text:p>
      <text:p text:style-name="P56"><text:tab/>// HTML上のオブジェクトに文字列を書き換える</text:p>
      <text:p text:style-name="P56"/>
      <text:p text:style-name="P57">console.log(オブジェクト名.innerHTML);</text:p>
      <text:p text:style-name="P57"><text:tab/>// オブジェクトの文字列を取得す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3-11T14:27:31.662976406</dc:date>
    <meta:editing-duration>PT5H25M3S</meta:editing-duration>
    <meta:editing-cycles>59</meta:editing-cycles>
    <meta:generator>LibreOffice/6.0.7.3$Linux_X86_64 LibreOffice_project/00m0$Build-3</meta:generator>
    <meta:document-statistic meta:table-count="0" meta:image-count="0" meta:object-count="0" meta:page-count="19" meta:paragraph-count="200" meta:word-count="1557" meta:character-count="4084" meta:non-whitespace-character-count="3405"/>
  </office:meta>
</office:document-meta>
</file>